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Lageradministration i primært lager</text:h>
      <text:p text:style-name="P1"/>
      <text:p text:style-name="P1">Fast inddeling, dynamisk inddeling,</text:p>
      <text:p text:style-name="P1">virtuelt lager, demand paging, fragmentering</text:p>
      <text:p text:style-name="P1">(intern/ekstern), shared memory, copy-on-write, memory</text:p>
      <text:p text:style-name="P1">mapped I/O</text:p>
      <text:p text:style-name="P3">Se noter om memory management om fast og dynamisk inddeling, virtuelt lager, demand paging, fragmentering.</text:p>
      <text:p text:style-name="P3"/>
      <text:h text:style-name="Heading_20_2" text:outline-level="2">Shared memory</text:h>
      <text:p text:style-name="Text_20_body">Virtuel hukommelse kan blive delt mellem processer ved at dele visse sider. Hvis to kopier af det samme program bliver kørt, så vil programkoden være ens i de to tilfælde. Moderne programmer ændrer ikke på sin egen kode mens det bliver kørt, så de sider der indeholder programkoden (kodesiderne) vil med garanti være identiske, og derfor kan side tabels indgangen til den side sættes til at referere til den samme ramme i den fysiske hukommelse. Hver proces vil tro at den har en kopi for sig selv, men de vil faktisk dele den fysiske hukommelse. Dette kan kun opretholdes hvis der ikke er nogen af processerne der redigerer i indholdet af den side.</text:p>
      <text:p text:style-name="Text_20_body">Windows svar på brug af shared memory kan være DLL-filer (dynamic link libraries). Det kunne f.eks. være kode til at tegne user-interface objekter, så som knapper og vinduer. Når et program vil loade en bestemt DLL, så tjekker styresystemet om der allerede er en loadet kopi af filen. Hvis der er det, så bliver den virtuelle adresse for det nye program sat til at referere til den fysiske adresse på den allerede kørende kopi. </text:p>
      <text:p text:style-name="Text_20_body">Styresystemet holder også styr på en reference counter, som tæller hvor mange processer der bruger et bestemt bibliotek. Når den sidste proces forlader biblioteket, så kan det frigives fra hukommelsen.</text:p>
      <text:h text:style-name="Heading_20_3" text:outline-level="3">Adgangsrettigheder</text:h>
      <text:p text:style-name="Text_20_body">Sidetabelsindgange har for det meste et par bits som kan angive adgangsrettigheder (read/write osv) for hver side.</text:p>
      <text:h text:style-name="Heading_20_2" text:outline-level="2">Copy-on-write</text:h>
      <text:p text:style-name="Text_20_body">Når der oprettes en ny proces (under unix bruges fork()), så laver den egentlig bare en kopi af sidetabellen, og de peger derfor på de samme fysiske adresser. Det går også fint hen ad vejen, men hvis den nye proces nu har brug for at ændre i en af de delte skrivebare sider, hvad så?</text:p>
      <text:p text:style-name="Text_20_body">De skrivebare sider bliver i sidetabellen markeret med en <text:span text:style-name="T2">copy-on-write</text:span><text:span text:style-name="T5"> markering, når sidetabellen bliver kopieret. Når der så er en af processerne der prøver at skrive til en side, bliver der lavet en sidefejl. Det resulterer i at der bliver tjekket for </text:span><text:span text:style-name="T3">copy-on-write</text:span><text:span text:style-name="T5">-status, og hvis siden har denne status, bliver der lavet en kopi af siden, og sidetabellen bliver opdateret, således at adresserne nu kommer til at henvise til 2 forskellige sider.</text:span></text:p>
      <text:p text:style-name="Text_20_body"><text:span text:style-name="T5">Det kræver kun 1 ekstra bit i sidetabellen. Da der f.eks. i et pentium-system er 3 ekstra bits, som styresystemet selv kan bestemme over, så kan en af disse bruges til denne markering. Det er en god måde at optimere tids- og pladsbrug.</text:span></text:p>
      <text:h text:style-name="Heading_20_2" text:outline-level="2"><text:soft-page-break/>Memory mapped I/O</text:h>
      <text:p text:style-name="Text_20_body">I/O devices kan dele det samme adresserum som memory (memory mapped I/O), eller de kan bruge et seperat adresserum som tilgås ved hjælp af et specielt sæt af instruktioner (port-based I/O). Dvs. Hvis dre bruges memory mapped I/O, så gives enheden en adresse i det samme 4GB adresserum som hukommelsen, og den tilgås med de samme instruktioner som man bruger til at tilgå hukomm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0M53S</meta:editing-duration>
    <meta:editing-cycles>7</meta:editing-cycles>
    <meta:generator>OpenOffice.org/3.3$Win32 OpenOffice.org_project/330m20$Build-9567</meta:generator>
    <dc:date>2011-06-09T20:23:58.16</dc:date>
    <dc:creator>Simon Frandsen</dc:creator>
    <meta:document-statistic meta:table-count="0" meta:image-count="0" meta:object-count="0" meta:page-count="2" meta:paragraph-count="18" meta:word-count="510" meta:character-count="3087"/>
    <meta:user-defined meta:name="Info 1"/>
    <meta:user-defined meta:name="Info 2"/>
    <meta:user-defined meta:name="Info 3"/>
    <meta:user-defined meta:name="Info 4"/>
  </office:meta>
</office:document-meta>
</file>